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paragraph-properties fo:text-align="justify" style:justify-single-word="false" fo:orphans="2" fo:widows="2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language="es" fo:country="ES" fo:font-weight="bold" fo:background-color="#cccccc" style:font-size-asian="18pt" style:font-weight-asian="bold" style:font-name-complex="Arial"/>
    </style:style>
    <style:style style:name="P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fo:language="es" fo:country="ES" style:font-size-asian="12pt"/>
    </style:style>
    <style:style style:name="P7" style:family="paragraph" style:parent-style-name="Header">
      <style:text-properties fo:language="es" fo:country="ES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language="es" fo:country="ES"/>
    </style:style>
    <style:style style:name="P9" style:family="paragraph" style:parent-style-name="Texto_20_independiente_20_2">
      <style:paragraph-properties fo:margin-left="1.27cm" fo:margin-right="0cm" fo:text-indent="0cm" style:auto-text-indent="false"/>
      <style:text-properties fo:color="#000000" fo:language="es" fo:country="ES"/>
    </style:style>
    <style:style style:name="P10" style:family="paragraph" style:parent-style-name="Contents_20_2">
      <style:paragraph-properties fo:background-color="#cccccc">
        <style:tab-stops>
          <style:tab-stop style:position="1.746cm"/>
          <style:tab-stop style:position="16.51cm" style:type="right"/>
        </style:tab-stops>
        <style:background-image/>
      </style:paragraph-properties>
    </style:style>
    <style:style style:name="P11" style:family="paragraph" style:parent-style-name="Contents_20_1">
      <style:paragraph-properties fo:background-color="#cccccc">
        <style:tab-stops>
          <style:tab-stop style:position="0.762cm"/>
          <style:tab-stop style:position="16.51cm" style:type="right"/>
        </style:tab-stops>
        <style:background-image/>
      </style:paragraph-properties>
    </style:style>
    <style:style style:name="P12" style:family="paragraph" style:parent-style-name="Text_20_body">
      <style:paragraph-properties fo:text-align="justify" style:justify-single-word="false"/>
      <style:text-properties fo:language="es" fo:country="ES"/>
    </style:style>
    <style:style style:name="P13" style:family="paragraph" style:parent-style-name="Text_20_body">
      <style:text-properties fo:font-size="14pt" fo:language="es" fo:country="ES" fo:font-weight="bold" style:font-size-asian="14pt" style:font-weight-asian="bold" style:font-weight-complex="bold"/>
    </style:style>
    <style:style style:name="P14" style:family="paragraph" style:parent-style-name="Texto_20_independiente_20_2">
      <style:text-properties fo:language="es" fo:country="ES"/>
    </style:style>
    <style:style style:name="P15" style:family="paragraph" style:parent-style-name="Tabletext">
      <style:paragraph-properties fo:text-align="center" style:justify-single-word="false"/>
      <style:text-properties fo:language="es" fo:country="ES" fo:font-weight="bold" style:font-weight-asian="bold"/>
    </style:style>
    <style:style style:name="P16" style:family="paragraph" style:parent-style-name="Tabletext">
      <style:paragraph-properties fo:text-align="justify" style:justify-single-word="false"/>
      <style:text-properties fo:language="es" fo:country="ES"/>
    </style:style>
    <style:style style:name="P17" style:family="paragraph" style:parent-style-name="Tabletext">
      <style:paragraph-properties style:snap-to-layout-grid="false"/>
      <style:text-properties fo:language="es" fo:country="ES"/>
    </style:style>
    <style:style style:name="P18" style:family="paragraph" style:parent-style-name="Title">
      <style:paragraph-properties fo:text-align="end" style:justify-single-word="false"/>
    </style:style>
    <style:style style:name="P19" style:family="paragraph" style:parent-style-name="Title">
      <style:text-properties fo:language="es" fo:country="ES"/>
    </style:style>
    <style:style style:name="P20" style:family="paragraph" style:parent-style-name="Title">
      <style:paragraph-properties fo:text-align="end" style:justify-single-word="false"/>
      <style:text-properties fo:language="es" fo:country="ES"/>
    </style:style>
    <style:style style:name="P21" style:family="paragraph" style:parent-style-name="Title">
      <style:text-properties fo:font-size="14pt" fo:language="es" fo:country="ES" style:font-size-asian="14pt"/>
    </style:style>
    <style:style style:name="P22" style:family="paragraph" style:parent-style-name="Title">
      <style:paragraph-properties fo:text-align="end" style:justify-single-word="false"/>
      <style:text-properties fo:font-size="14pt" fo:language="es" fo:country="ES" style:font-size-asian="14pt"/>
    </style:style>
    <style:style style:name="P23" style:family="paragraph" style:parent-style-name="Title">
      <style:paragraph-properties fo:break-before="page"/>
      <style:text-properties fo:language="es" fo:country="ES"/>
    </style:style>
    <style:style style:name="P24" style:family="paragraph" style:parent-style-name="Title" style:master-page-name="Standard">
      <style:paragraph-properties fo:text-align="end" style:justify-single-word="false" style:page-number="auto"/>
      <style:text-properties fo:language="es" fo:country="ES" fo:background-color="#b2b2b2"/>
    </style:style>
    <style:style style:name="P25" style:family="paragraph" style:parent-style-name="Title" style:master-page-name="Convertir_20_1">
      <style:paragraph-properties style:page-number="auto"/>
      <style:text-properties fo:language="es" fo:country="ES"/>
    </style:style>
    <style:style style:name="P26" style:family="paragraph" style:parent-style-name="Contents_20_2">
      <style:paragraph-properties fo:background-color="#cccccc">
        <style:tab-stops>
          <style:tab-stop style:position="1.746cm"/>
          <style:tab-stop style:position="16.51cm" style:type="right"/>
        </style:tab-stops>
        <style:background-image/>
      </style:paragraph-properties>
      <style:text-properties fo:font-size="12pt" fo:language="es" fo:country="ES" fo:background-color="#cccccc" style:font-size-asian="12pt" style:language-asian="zxx" style:country-asian="none" style:font-name-complex="Arial" style:font-size-complex="12pt"/>
    </style:style>
    <style:style style:name="P27" style:family="paragraph" style:parent-style-name="Contents_20_2">
      <style:paragraph-properties fo:background-color="#cccccc">
        <style:tab-stops>
          <style:tab-stop style:position="1.746cm"/>
          <style:tab-stop style:position="16.51cm" style:type="right"/>
        </style:tab-stops>
        <style:background-image/>
      </style:paragraph-properties>
    </style:style>
    <style:style style:name="P28" style:family="paragraph" style:parent-style-name="Heading_20_1">
      <style:paragraph-properties fo:text-align="justify" style:justify-single-word="false"/>
      <style:text-properties fo:color="#000000" fo:language="es" fo:country="ES"/>
    </style:style>
    <style:style style:name="P29" style:family="paragraph" style:parent-style-name="Heading_20_1">
      <style:paragraph-properties fo:text-align="justify" style:justify-single-word="false"/>
      <style:text-properties fo:language="es" fo:country="ES"/>
    </style:style>
    <style:style style:name="P30" style:family="paragraph" style:parent-style-name="Heading_20_1">
      <style:paragraph-properties fo:text-align="justify" style:justify-single-word="false"/>
    </style:style>
    <style:style style:name="P31" style:family="paragraph" style:parent-style-name="Heading_20_2">
      <style:paragraph-properties fo:text-align="justify" style:justify-single-word="false"/>
      <style:text-properties fo:language="es" fo:country="ES"/>
    </style:style>
    <style:style style:name="P32" style:family="paragraph" style:parent-style-name="Heading_20_2">
      <style:paragraph-properties fo:text-align="justify" style:justify-single-word="false" fo:orphans="2" fo:widows="2"/>
      <style:text-properties fo:language="es" fo:country="ES" fo:background-color="#ffffff"/>
    </style:style>
    <style:style style:name="P33" style:family="paragraph" style:parent-style-name="Heading_20_2">
      <style:paragraph-properties fo:text-align="justify" style:justify-single-word="false" fo:orphans="2" fo:widows="2"/>
      <style:text-properties fo:language="es" fo:country="ES" fo:background-color="#ffffff" style:font-name-complex="Arial"/>
    </style:style>
    <style:style style:name="P34" style:family="paragraph" style:parent-style-name="Texto_20_independiente_20_2">
      <style:paragraph-properties fo:margin-left="1.27cm" fo:margin-right="0cm" fo:text-indent="0cm" style:auto-text-indent="false"/>
      <style:text-properties fo:color="#000000" fo:language="es" fo:country="ES"/>
    </style:style>
    <style:style style:name="P35" style:family="paragraph" style:parent-style-name="Texto_20_independiente_20_2">
      <style:paragraph-properties fo:margin-left="1.27cm" fo:margin-right="0cm" fo:text-indent="0cm" style:auto-text-indent="false"/>
      <style:text-properties fo:color="#000000" fo:font-size="12pt" fo:language="es" fo:country="E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justify" style:justify-single-word="false" fo:orphans="2" fo:widows="2"/>
      <style:text-properties fo:language="es" fo:country="ES" fo:background-color="#ffffff" style:font-name-complex="Arial"/>
    </style:style>
    <style:style style:name="P37" style:family="paragraph" style:parent-style-name="Standard">
      <style:paragraph-properties fo:background-color="#cccccc">
        <style:tab-stops>
          <style:tab-stop style:position="1.746cm"/>
          <style:tab-stop style:position="16.51cm" style:type="right"/>
        </style:tab-stops>
        <style:background-image/>
      </style:paragraph-properties>
      <style:text-properties fo:font-size="12pt" fo:language="es" fo:country="ES" fo:background-color="#cccccc" style:font-size-asian="12pt" style:language-asian="zxx" style:country-asian="none" style:font-name-complex="Arial" style:font-size-complex="12pt"/>
    </style:style>
    <style:style style:name="P38" style:family="paragraph" style:parent-style-name="Standard" style:list-style-name="L1">
      <style:paragraph-properties fo:background-color="#cccccc">
        <style:tab-stops>
          <style:tab-stop style:position="1.746cm"/>
          <style:tab-stop style:position="16.51cm" style:type="right"/>
        </style:tab-stops>
        <style:background-image/>
      </style:paragraph-properties>
      <style:text-properties fo:font-size="12pt" fo:language="es" fo:country="ES" fo:background-color="#cccccc" style:font-size-asian="12pt" style:language-asian="zxx" style:country-asian="none" style:font-name-complex="Arial" style:font-size-complex="12pt"/>
    </style:style>
    <style:style style:name="P39" style:family="paragraph" style:parent-style-name="Standard">
      <style:paragraph-properties fo:margin-left="0cm" fo:margin-right="0cm" fo:text-indent="1.27cm" style:auto-text-indent="false"/>
      <style:text-properties fo:language="es" fo:country="ES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fo:language="es" fo:country="ES" fo:font-style="normal" fo:background-color="#ffffff" style:font-style-asian="normal" style:font-name-complex="Arial" style:font-style-complex="normal"/>
    </style:style>
    <style:style style:name="P41" style:family="paragraph" style:parent-style-name="Text_20_body" style:list-style-name="WW8Num13">
      <style:paragraph-properties fo:text-align="justify" style:justify-single-word="false"/>
      <style:text-properties fo:language="es" fo:country="ES"/>
    </style:style>
    <style:style style:name="P42" style:family="paragraph" style:parent-style-name="Text_20_body">
      <style:paragraph-properties fo:text-align="justify" style:justify-single-word="false"/>
      <style:text-properties fo:color="#000000" fo:language="es" fo:country="ES" fo:font-style="normal" style:font-style-asian="normal" style:font-style-complex="normal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zxx" style:country-asian="none" style:font-size-complex="12pt"/>
    </style:style>
    <style:style style:name="T3" style:family="text">
      <style:text-properties fo:language="es" fo:country="ES" fo:background-color="#ffffff" style:font-name-complex="Arial"/>
    </style:style>
    <style:style style:name="T4" style:family="text">
      <style:text-properties fo:language="es" fo:country="ES" fo:background-color="#cccccc" style:language-asian="zxx" style:country-asian="none"/>
    </style:style>
    <style:style style:name="T5" style:family="text">
      <style:text-properties fo:language="es" fo:country="ES" fo:background-color="#cccccc" style:language-asian="zxx" style:country-asian="none" style:font-name-complex="Arial"/>
    </style:style>
    <style:style style:name="T6" style:family="text">
      <style:text-properties fo:language="es" fo:country="ES" fo:background-color="#cccccc" style:language-asian="zxx" style:country-asian="none" style:font-size-complex="12pt"/>
    </style:style>
    <style:style style:name="T7" style:family="text">
      <style:text-properties fo:language="es" fo:country="ES" fo:font-weight="bold" fo:background-color="#ffffff" style:font-weight-asian="bold" style:font-name-complex="Arial" style:font-weight-complex="bold"/>
    </style:style>
    <style:style style:name="T8" style:family="text">
      <style:text-properties fo:font-size="12pt" fo:language="es" fo:country="ES" fo:background-color="#cccccc" style:font-size-asian="12pt" style:language-asian="zxx" style:country-asian="none" style:font-size-complex="12pt"/>
    </style:style>
    <style:style style:name="T9" style:family="text">
      <style:text-properties fo:font-size="12pt" fo:language="es" fo:country="ES" fo:background-color="#cccccc" style:font-size-asian="12pt" style:language-asian="zxx" style:country-asian="none" style:font-name-complex="Arial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language="en" fo:country="AU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Quetzalexpress</text:p>
      <text:p text:style-name="P18"><text:title>Glosario</text:title></text:p>
      <text:p text:style-name="P20"/>
      <text:p text:style-name="P22">Versión 1.0</text:p>
      <text:p text:style-name="P21"/>
      <text:p text:style-name="P2"/>
      <text:p text:style-name="InfoBlue"/>
      <text:p text:style-name="P25"/>
      <text:p text:style-name="P19">Historia de Revisione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5">Versión</text:p>
          </table:table-cell>
          <table:table-cell table:style-name="Tabla1.A1" office:value-type="string">
            <text:p text:style-name="P15">Descripción</text:p>
          </table:table-cell>
          <table:table-cell table:style-name="Tabla1.D1" office:value-type="string">
            <text:p text:style-name="P15">Autor</text:p>
          </table:table-cell>
        </table:table-row>
        <table:table-row table:style-name="Tabla1.1">
          <table:table-cell table:style-name="Tabla1.A2" office:value-type="date" office:date-value="2015-06-10">
            <text:p text:style-name="P16">10/06/15</text:p>
          </table:table-cell>
          <table:table-cell table:style-name="Tabla1.B2" office:value-type="float" office:value="1">
            <text:p text:style-name="P16">1</text:p>
          </table:table-cell>
          <table:table-cell table:style-name="Tabla1.A1" office:value-type="string">
            <text:p text:style-name="P16">Versión preliminar como propuesta de desarrollo.</text:p>
          </table:table-cell>
          <table:table-cell table:style-name="Tabla1.D1" office:value-type="string">
            <text:p text:style-name="P16">Carlos Carrera</text:p>
          </table:table-cell>
        </table:table-row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</table:table>
      <text:p text:style-name="P2"/>
      <text:p text:style-name="P23">Tabla de Contenidos</text:p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2.822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11"><text:span text:style-name="T2">1</text:span><text:span text:style-name="T6">.</text:span><text:span text:style-name="T8"><text:tab/></text:span><text:span text:style-name="T6">Introducción</text:span><text:span text:style-name="T4"><text:tab/></text:span></text:p>
          <text:p text:style-name="P10"><text:span text:style-name="T4">1.3</text:span><text:span text:style-name="T8"><text:tab/></text:span><text:span text:style-name="T4">Referencias<text:tab/></text:span></text:p>
          <text:p text:style-name="P10"><text:span text:style-name="T4">1.4</text:span><text:span text:style-name="T8"><text:tab/></text:span><text:span text:style-name="T4">Organización del Glosario<text:tab/></text:span></text:p>
          <text:p text:style-name="P11"><text:span text:style-name="T6">2.</text:span><text:span text:style-name="T8"><text:tab/></text:span><text:span text:style-name="T6">Definiciones</text:span><text:span text:style-name="T4"><text:tab/></text:span></text:p>
          <text:p text:style-name="P10"><text:span text:style-name="T4"><text:s text:c="8"/>2.1 <text:s/>Asp.net</text:span></text:p>
          <text:p text:style-name="P10"><text:span text:style-name="T4"><text:s text:c="7"/>2.2 <text:s/></text:span><text:span text:style-name="T8">Arquitectura de software</text:span><text:span text:style-name="T4"><text:tab/></text:span></text:p>
          <text:p text:style-name="P10"><text:span text:style-name="T5"><text:s text:c="6"/>2.3</text:span><text:span text:style-name="T8"><text:tab/> C</text:span><text:span text:style-name="T9">#</text:span></text:p>
          <text:p text:style-name="P26"><text:s text:c="5"/>2.4 caso de uso</text:p>
          <text:list xml:id="list3761346106500852765" text:style-name="L1">
            <text:list-item>
              <text:list>
                <text:list-item>
                  <text:p text:style-name="P38">modelo</text:p>
                </text:list-item>
                <text:list-item>
                  <text:p text:style-name="P38">servidor</text:p>
                </text:list-item>
              </text:list>
            </text:list-item>
          </text:list>
          <text:p text:style-name="P37"><text:s text:c="12"/>2.7 SQL server</text:p>
          <text:p text:style-name="P11"><text:span text:style-name="T6">3.</text:span><text:span text:style-name="T8"><text:tab/></text:span><text:span text:style-name="T6">Estereotipos UML</text:span><text:span text:style-name="T4"><text:tab/></text:span></text:p>
        </text:index-body>
      </text:table-of-content>
      <text:p text:style-name="P19"/>
      <text:p text:style-name="P23">Glosario</text:p>
      <text:h text:style-name="P28" text:outline-level="1" text:is-list-header="true"/>
      <text:p text:style-name="P14"/>
      <text:h text:style-name="P31" text:outline-level="2"><text:bookmark-start text:name="__RefHeading___Toc29278958"/>Referencias<text:bookmark-end text:name="__RefHeading___Toc29278958"/></text:h>
      <text:p text:style-name="P39">El presente glosario hace referencia a los siguientes documentos: <text:s/>Ejemplo</text:p>
      <text:list xml:id="list2992613421007012374" text:style-name="WW8Num13">
        <text:list-item>
          <text:p text:style-name="P41">definicion del problema</text:p>
        </text:list-item>
        <text:list-item>
          <text:p text:style-name="P41">casos de uso del alto nivel</text:p>
        </text:list-item>
      </text:list>
      <text:h text:style-name="P31" text:outline-level="2"><text:bookmark-start text:name="__RefHeading___Toc29278959"/>Organización del Glosario<text:bookmark-end text:name="__RefHeading___Toc29278959"/></text:h>
      <text:p text:style-name="P8">El presente documento está organizado por definiciones de términos ordenados de forma ascendente según la ordenación alfabética tradicional del Español.</text:p>
      <text:p text:style-name="P2"/>
      <text:h text:style-name="P29" text:outline-level="1"><text:bookmark-start text:name="__RefHeading___Toc29278960"/>Definiciones<text:bookmark-end text:name="__RefHeading___Toc29278960"/></text:h>
      <text:h text:style-name="P32" text:outline-level="2"><text:bookmark-start text:name="__RefHeading___Toc29278961"/>Asp.net<text:bookmark-end text:name="__RefHeading___Toc29278961"/></text:h>
      <text:p text:style-name="P42">Lenguaje utilizado por programdores para crear aplicaciones web dinámicas.</text:p>
      <text:p text:style-name="P40">2.1 <text:s/><text:tab/><text:span text:style-name="T12">Arquitectura de Software</text:span>: La Arquitectura del Software es el diseño de más alto nivel de la estructura de <text:tab/>un sistema</text:p>
      <text:h text:style-name="P33" text:outline-level="2"><text:bookmark-start text:name="__RefHeading___Toc29278962"/>C#<text:bookmark-end text:name="__RefHeading___Toc29278962"/></text:h>
      <text:p text:style-name="P36"><text:tab/>Lenguaje de programación de alto nivel en el que se basara solución.</text:p>
      <text:p text:style-name="P36"/>
      <text:p text:style-name="P3"><text:span text:style-name="T3">2.4<text:tab/></text:span><text:span text:style-name="T7">caso de uso</text:span></text:p>
      <text:p text:style-name="P36"><text:tab/>representa una interacción entre sistema y un actor externo.</text:p>
      <text:p text:style-name="P36"/>
      <text:p text:style-name="P36">2.5<text:tab/><text:span text:style-name="T12">Modelo: </text:span><text:span text:style-name="T13">representación de algo que se construirá.</text:span></text:p>
      <text:p text:style-name="P36"/>
      <text:p text:style-name="P36">2.6 <text:s text:c="6"/><text:span text:style-name="T12">Servidor</text:span>: <text:s/>Un servidor es una aplicación en ejecución (software) capaz de atender las peticiones de un <text:tab/>cliente y devolverle una respuesta en concordancia.</text:p>
      <text:p text:style-name="P36"/>
      <text:p text:style-name="P3"><text:span text:style-name="T3">2.7 <text:s text:c="8"/></text:span><text:span text:style-name="T7">SQL Server</text:span></text:p>
      <text:p text:style-name="P3"><text:tab/>motor de busqueda el cual se utilizara para realizar las busquedas sobre la base de datos.</text:p>
      <text:p text:style-name="P3"/>
      <text:p text:style-name="P3"/>
      <text:p text:style-name="P13"/>
      <text:h text:style-name="P30" text:outline-level="1"><text:bookmark-start text:name="__RefHeading___Toc29278963"/><text:span text:style-name="T1">Estereotipos</text:span><text:span text:style-name="T11"> UML</text:span><text:bookmark-end text:name="__RefHeading___Toc29278963"/></text:h>
      <text:p text:style-name="P9"/>
      <text:p text:style-name="P35">&lt;&lt;extends&gt;&gt;</text:p>
      <text:p text:style-name="P9"><text:tab/></text:p>
      <text:p text:style-name="P9"><text:tab/><text:span text:style-name="T14">relacion entre dos casos de uso que denota que un caso de uso es una especializacion del otro</text:span>.</text:p>
      <text:p text:style-name="P9"><text:tab/></text:p>
      <text:p text:style-name="P9"><text:span text:style-name="T10">&lt;&lt;include&gt;&gt;</text:span></text:p>
      <text:p text:style-name="P9"/>
      <text:p text:style-name="P9"><text:tab/><text:span text:style-name="T14">relacion de dependencia entre dos casos de uso que denota la inclusion de </text:span><text:soft-page-break/><text:span text:style-name="T14">comportamiento de uno en el otro.</text:span></text:p>
      <text:p text:style-name="P9"/>
      <text:p text:style-name="P9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G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zxx" fo:country="none" style:language-asian="zxx" style:country-asian="none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 style:font-name-complex="Helvetica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language="es" fo:country="ES" style:font-style-complex="italic"/>
    </style:style>
    <style:style style:name="Sangría_20_2_20_de_20_t._20_independiente" style:display-name="Sangría 2 de t. independiente" style:family="paragraph" style:parent-style-name="Standard">
      <style:paragraph-properties fo:margin-left="1.251cm" fo:margin-right="0cm" fo:text-indent="0cm" style:auto-text-indent="false"/>
      <style:text-properties fo:language="es" fo:country="ES"/>
    </style:style>
    <style:style style:name="Sangría_20_3_20_de_20_t._20_independiente" style:display-name="Sangría 3 de t. independiente" style:family="paragraph" style:parent-style-name="Standard">
      <style:paragraph-properties fo:margin-left="1.27cm" fo:margin-right="0cm" fo:text-indent="0cm" style:auto-text-indent="false"/>
      <style:text-properties fo:language="es" fo:country="ES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en" fo:country="US" style:font-size-asian="8pt" style:font-name-complex="Tahoma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762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language="es" fo:country="ES" fo:font-weight="bold" fo:background-color="#cccccc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fo:language="es" fo:country="ES" style:font-size-asian="12pt"/>
    </style:style>
    <style:style style:name="MP5" style:family="paragraph" style:parent-style-name="Header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oftwareFacil</text:p>
        <text:p text:style-name="MP4"/>
        <text:p text:style-name="MP5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2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losario</dc:title>
    <dc:subject>&lt;Nombre del proyecto&gt;</dc:subject>
    <meta:initial-creator>Claudia Rojas</meta:initial-creator>
    <meta:creation-date>2011-03-09T20:09:00</meta:creation-date>
    <dc:creator>carlos  carrera</dc:creator>
    <dc:date>2015-06-10T15:24:05.26</dc:date>
    <meta:editing-cycles>6</meta:editing-cycles>
    <meta:editing-duration>PT53M31S</meta:editing-duration>
    <meta:generator>OpenOffice/4.1.1$Win32 OpenOffice.org_project/411m6$Build-9775</meta:generator>
    <meta:document-statistic meta:table-count="1" meta:image-count="0" meta:object-count="0" meta:page-count="5" meta:paragraph-count="53" meta:word-count="259" meta:character-count="1696"/>
  </office:meta>
</office:document-meta>
</file>